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3.082cm" fo:min-width="12.357cm" fo:padding-top="0.178cm" fo:padding-bottom="0.178cm" fo:padding-left="0.303cm" fo:padding-right="0.303cm"/>
    </style:style>
    <style:style style:name="P1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7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.375cm" svg:y="1.47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0.995cm" svg:y="1.47cm">
          <text:p text:style-name="P2"><text:span text:style-name="T1">PW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09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5.28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1.47cm" svg:y="1.47cm">
          <text:p text:style-name="P2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7.185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3.335cm" svg:height="3.81cm" svg:x="0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735cm" fo:page-height="4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10-08T06:52:05.922008683</dc:date>
    <meta:editing-duration>PT45M28S</meta:editing-duration>
    <meta:editing-cycles>18</meta:editing-cycles>
    <meta:generator>LibreOffice/5.1.4.2$Linux_X86_64 LibreOffice_project/10m0$Build-2</meta:generator>
    <meta:document-statistic meta:object-count="7"/>
  </office:meta>
</office:document-meta>
</file>